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4b8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Σκοπός είναι η συναρμολόγηση ενός σκριπτ που θα διαβάζει το json αρχείο και θα πραγματοποιεί ορισμένες μετρήσεις σχετικές με τα περιεχόμενα αυτού. Σε πρώτη φάση, οι μετρήσεις αυτές θα ανακοινώνονται απλώς στη κονσόλα ως το output του σκριπτ. Μετέπειτα, τα αποτελέσματα του προγράμματος θα μπορούν να αξιοποιηθούν προκειμένου να λειφθούν αποφάσεις για την ποιότητα των αρχείων json. Πόσες μελέτες έχεις</text:p>
      <text:p text:style-name="P1">Πόσα δείγματα</text:p>
      <text:p text:style-name="P1">Πόσα έχουν παπερ</text:p>
      <text:p text:style-name="P1">Πόσα έχουν συντεταγμένες</text:p>
      <text:p text:style-name="P1">Σε πόσα αναφέρεται μόνο η χώρα.</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03:40:28.204424217</meta:creation-date>
    <dc:date>2025-03-11T03:40:30.312709120</dc:date>
    <meta:editing-duration>PT2S</meta:editing-duration>
    <meta:editing-cycles>1</meta:editing-cycles>
    <meta:document-statistic meta:table-count="0" meta:image-count="0" meta:object-count="0" meta:page-count="1" meta:paragraph-count="5" meta:word-count="74" meta:character-count="485" meta:non-whitespace-character-count="416"/>
    <meta:generator>LibreOffice/7.4.7.2$Linux_X86_64 LibreOffice_project/40$Build-2</meta:generator>
  </office:meta>
</office:document-meta>
</file>